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1cm" draw:transform="rotate (-2.15757602131539) translate (5.4809911071037cm 2.140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18:27.562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